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1543in"/>
    </style:style>
    <style:style style:name="co4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Proto / Req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/>
          <table:table-cell office:value-type="string">
            <text:p>Walkthru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Not started</text:p>
          </table:table-cell>
        </table:table-row>
        <table:table-row table:style-name="ro1">
          <table:table-cell/>
          <table:table-cell office:value-type="string">
            <text:p>Login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Home Page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Schedule Edit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 office:value-type="string">
            <text:p>Edit View:</text:p>
          </table:table-cell>
          <table:table-cell office:value-type="string">
            <text:p>- Blank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Autogen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Secon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Accepte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In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Mouse Hove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 office:value-type="string">
            <text:p>Schedule Vies:</text:p>
          </table:table-cell>
          <table:table-cell office:value-type="string">
            <text:p>- Lis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Summary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Filtering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ourse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Location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PeopleSof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Rough HTML</text:p>
          </table:table-cell>
        </table:table-row>
        <table:table-row table:style-name="ro1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ours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5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2T15:57:08</dc:date>
    <dc:creator>Tyler Vitti</dc:creator>
    <meta:editing-duration>PT00H37M12S</meta:editing-duration>
    <meta:editing-cycles>4</meta:editing-cycles>
    <meta:generator>OpenOffice.org/3.2$Unix OpenOffice.org_project/320m12$Build-9483</meta:generator>
    <meta:document-statistic meta:table-count="3" meta:cell-count="88" meta:object-count="0"/>
  </office:meta>
</office:document-meta>
</file>